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1.8071in"/>
    </style:style>
    <style:style style:name="co3" style:family="table-column">
      <style:table-column-properties fo:break-before="auto" style:column-width="0.8201in"/>
    </style:style>
    <style:style style:name="co4" style:family="table-column">
      <style:table-column-properties fo:break-before="auto" style:column-width="2.1173in"/>
    </style:style>
    <style:style style:name="co5" style:family="table-column">
      <style:table-column-properties fo:break-before="auto" style:column-width="2.0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19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fo:color="#81d41a" loext:opacity="100%"/>
    </style:style>
    <style:style style:name="T2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7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6" office:value-type="string" calcext:value-type="string">
            <text:p>OPERATION</text:p>
          </table:table-cell>
          <table:table-cell table:style-name="ce16" office:value-type="string" calcext:value-type="string">
            <text:p>OUTPUT MODE</text:p>
          </table:table-cell>
          <table:table-cell table:style-name="ce16" office:value-type="string" calcext:value-type="string">
            <text:p>SINK</text:p>
          </table:table-cell>
          <table:table-cell table:style-name="ce18" office:value-type="string" calcext:value-type="string">
            <text:p>Working or no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mple selecting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19" office:value-type="string" calcext:value-type="string">
            <text:p>Works</text:p>
          </table:table-cell>
          <table:table-cell/>
        </table:table-row>
        <table:table-row table:style-name="ro3">
          <table:table-cell office:value-type="string" calcext:value-type="string">
            <text:p>Simple selecting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style-name="ce20" office:value-type="string" calcext:value-type="string">
            <text:p>Complete output mode not supported when there are no streaming aggregations on streaming DataFrames/Datasets</text:p>
          </table:table-cell>
          <table:table-cell/>
        </table:table-row>
        <table:table-row table:style-name="ro4">
          <table:table-cell office:value-type="string" calcext:value-type="string">
            <text:p>Simple selecting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style-name="ce19" office:value-type="string" calcext:value-type="string">
            <text:p>Works </text:p>
            <text:p>Just like APPEND mode</text:p>
            <text:p>When there is no aggreg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Aggrega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21" office:value-type="string" calcext:value-type="string">
            <text:p>Append output mode not supported when there are streaming aggregations on streaming DataFrames/DataSets<text:span text:style-name="T2"> without watermark</text:span></text:p>
          </table:table-cell>
          <table:table-cell office:value-type="string" calcext:value-type="string">
            <text:p>Need to check with watermark</text:p>
          </table:table-cell>
        </table:table-row>
        <table:table-row table:style-name="ro6">
          <table:table-cell office:value-type="string" calcext:value-type="string">
            <text:p>Aggrega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style-name="ce19" office:value-type="string" calcext:value-type="string">
            <text:p>At every trigger complete aggregations of entire data will be displayed everytime</text:p>
          </table:table-cell>
          <table:table-cell/>
        </table:table-row>
        <table:table-row table:style-name="ro4">
          <table:table-cell office:value-type="string" calcext:value-type="string">
            <text:p>Aggrega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style-name="ce19" office:value-type="string" calcext:value-type="string">
            <text:p>At every trigger , only the new data will be displayed along with all time aggreg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6:10:37.154214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0:37:35.404961385</meta:creation-date>
    <dc:date>2025-01-06T11:54:25.189068710</dc:date>
    <meta:editing-duration>P1DT1H6M3S</meta:editing-duration>
    <meta:editing-cycles>10</meta:editing-cycles>
    <meta:generator>LibreOffice/24.2.7.2$Linux_X86_64 LibreOffice_project/420$Build-2</meta:generator>
    <meta:document-statistic meta:table-count="1" meta:cell-count="38" meta:object-count="0"/>
  </office:meta>
</office:document-meta>
</file>